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transform="translate(-3.15104in -1.77083in) rotate(-1.5708) translate(3.15104in 1.77083in)" draw:name="Grafik 1" text:anchor-type="as-char" svg:width="6.30208in" svg:height="3.54167in" style:rel-width="scale" style:rel-height="scale"><draw:image xlink:href="media/image1.jpeg" xlink:type="simple" xlink:show="embed" xlink:actuate="onLoad"/><svg:title/><svg:desc/></draw:frame><text:soft-page-break/><draw:frame draw:style-name="a1" draw:name="Grafik 9" text:anchor-type="as-char" svg:x="0in" svg:y="0in" svg:width="6.29167in" svg:height="8.35417in" style:rel-width="scale" style:rel-height="scale"><draw:image xlink:href="media/image2.jpeg" xlink:type="simple" xlink:show="embed" xlink:actuate="onLoad"/><svg:title/><svg:desc/></draw:frame><text:soft-page-break/><draw:frame draw:style-name="a2" draw:name="Grafik 10" text:anchor-type="as-char" svg:x="0in" svg:y="0in" svg:width="6.29167in" svg:height="8.35972in" style:rel-width="scale" style:rel-height="scale"><draw:image xlink:href="media/image3.jpeg" xlink:type="simple" xlink:show="embed" xlink:actuate="onLoad"/><svg:title/><svg:desc/></draw:frame><text:soft-page-break/><draw:frame draw:style-name="a3" draw:transform="translate(-3.15104in -1.77083in) rotate(-1.5708) translate(3.15104in 1.77083in)" draw:name="Grafik 2" text:anchor-type="as-char" svg:width="6.30208in" svg:height="3.54167in" style:rel-width="scale" style:rel-height="scale"><draw:image xlink:href="media/image4.jpeg" xlink:type="simple" xlink:show="embed" xlink:actuate="onLoad"/><svg:title/><svg:desc/></draw:frame><text:soft-page-break/><draw:frame draw:style-name="a4" draw:transform="translate(-3.15104in -1.77083in) rotate(-1.5708) translate(3.15104in 1.77083in)" draw:name="Grafik 3" text:anchor-type="as-char" svg:width="6.30208in" svg:height="3.54167in" style:rel-width="scale" style:rel-height="scale"><draw:image xlink:href="media/image5.jpeg" xlink:type="simple" xlink:show="embed" xlink:actuate="onLoad"/><svg:title/><svg:desc/></draw:frame><text:soft-page-break/><draw:frame draw:style-name="a5" draw:transform="translate(-3.15104in -1.77083in) rotate(-1.5708) translate(3.15104in 1.77083in)" draw:name="Grafik 4" text:anchor-type="as-char" svg:width="6.30208in" svg:height="3.54167in" style:rel-width="scale" style:rel-height="scale"><draw:image xlink:href="media/image6.jpeg" xlink:type="simple" xlink:show="embed" xlink:actuate="onLoad"/><svg:title/><svg:desc/></draw:frame><text:soft-page-break/><draw:frame draw:style-name="a6" draw:transform="translate(-3.15104in -1.77083in) rotate(-1.5708) translate(3.15104in 1.77083in)" draw:name="Grafik 5" text:anchor-type="as-char" svg:width="6.30208in" svg:height="3.54167in" style:rel-width="scale" style:rel-height="scale"><draw:image xlink:href="media/image7.jpeg" xlink:type="simple" xlink:show="embed" xlink:actuate="onLoad"/><svg:title/><svg:desc/></draw:frame><text:soft-page-break/><draw:frame draw:style-name="a7" draw:transform="translate(-3.15104in -1.77083in) rotate(-1.5708) translate(3.15104in 1.77083in)" draw:name="Grafik 6" text:anchor-type="as-char" svg:width="6.30208in" svg:height="3.54167in" style:rel-width="scale" style:rel-height="scale"><draw:image xlink:href="media/image8.jpeg" xlink:type="simple" xlink:show="embed" xlink:actuate="onLoad"/><svg:title/><svg:desc/></draw:frame><text:soft-page-break/><draw:frame draw:style-name="a8" draw:transform="translate(-3.15104in -1.77083in) rotate(-1.5708) translate(3.15104in 1.77083in)" draw:name="Grafik 7" text:anchor-type="as-char" svg:width="6.30208in" svg:height="3.54167in" style:rel-width="scale" style:rel-height="scale"><draw:image xlink:href="media/image9.jpeg" xlink:type="simple" xlink:show="embed" xlink:actuate="onLoad"/><svg:title/><svg:desc/></draw:frame><text:soft-page-break/><draw:frame draw:style-name="a9" draw:transform="translate(-3.15104in -1.77083in) rotate(-1.5708) translate(3.15104in 1.77083in)" draw:name="Grafik 8" text:anchor-type="as-char" svg:width="6.30208in" svg:height="3.54167in" style:rel-width="scale" style:rel-height="scale"><draw:image xlink:href="media/image10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en Leibundgut</meta:initial-creator>
    <dc:creator>Ben Leibundgut</dc:creator>
    <meta:creation-date>2024-09-23T13:34:00Z</meta:creation-date>
    <dc:date>2024-09-23T13:34:00Z</dc:date>
    <meta:template xlink:href="Normal.dotm" xlink:type="simple"/>
    <meta:editing-cycles>2</meta:editing-cycles>
    <meta:editing-duration>PT0S</meta:editing-duration>
    <meta:document-statistic meta:page-count="10" meta:paragraph-count="1" meta:word-count="1" meta:character-count="10" meta:row-count="1" meta:non-whitespace-character-count="10"/>
  </office:meta>
</office:document-meta>
</file>